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paragraph-rsid="000f8135"/>
    </style:style>
    <style:style style:name="P2" style:family="paragraph" style:parent-style-name="Standard">
      <style:text-properties officeooo:paragraph-rsid="00115a16"/>
    </style:style>
    <style:style style:name="P3" style:family="paragraph" style:parent-style-name="Standard">
      <style:text-properties officeooo:rsid="000f8135" officeooo:paragraph-rsid="000f8135"/>
    </style:style>
    <style:style style:name="P4" style:family="paragraph" style:parent-style-name="Standard">
      <style:text-properties fo:font-style="italic" officeooo:rsid="000f8135" officeooo:paragraph-rsid="000f8135" style:font-style-asian="italic" style:font-style-complex="italic"/>
    </style:style>
    <style:style style:name="P5" style:family="paragraph" style:parent-style-name="Standard">
      <style:text-properties fo:font-style="italic" officeooo:rsid="00115a16" officeooo:paragraph-rsid="00115a16" style:font-style-asian="italic" style:font-style-complex="italic"/>
    </style:style>
    <style:style style:name="P6" style:family="paragraph" style:parent-style-name="Standard">
      <style:text-properties officeooo:rsid="00115a16" officeooo:paragraph-rsid="00115a16"/>
    </style:style>
    <style:style style:name="P7" style:family="paragraph" style:parent-style-name="Standard">
      <style:paragraph-properties fo:text-align="center" style:justify-single-word="false"/>
      <style:text-properties officeooo:rsid="00115a16" officeooo:paragraph-rsid="00115a16"/>
    </style:style>
    <style:style style:name="P8" style:family="paragraph" style:parent-style-name="Standard">
      <style:paragraph-properties fo:text-align="start" style:justify-single-word="false"/>
      <style:text-properties officeooo:rsid="00115a16" officeooo:paragraph-rsid="00115a16"/>
    </style:style>
    <style:style style:name="P9" style:family="paragraph" style:parent-style-name="Standard">
      <style:paragraph-properties fo:text-align="start" style:justify-single-word="false"/>
      <style:text-properties officeooo:rsid="00115a16" officeooo:paragraph-rsid="0013962c"/>
    </style:style>
    <style:style style:name="P10" style:family="paragraph" style:parent-style-name="Standard">
      <style:paragraph-properties fo:text-align="start" style:justify-single-word="false"/>
      <style:text-properties officeooo:rsid="00115a16" officeooo:paragraph-rsid="0014bae8"/>
    </style:style>
    <style:style style:name="T1" style:family="text">
      <style:text-properties officeooo:rsid="000f8135"/>
    </style:style>
    <style:style style:name="T2" style:family="text">
      <style:text-properties officeooo:rsid="00115a16"/>
    </style:style>
    <style:style style:name="T3" style:family="text">
      <style:text-properties fo:font-style="italic" officeooo:rsid="00115a16" style:font-style-asian="italic" style:font-style-complex="italic"/>
    </style:style>
    <style:style style:name="T4" style:family="text">
      <style:text-properties fo:font-style="italic" officeooo:rsid="000f8135" style:font-style-asian="italic" style:font-style-complex="italic"/>
    </style:style>
    <style:style style:name="T5" style:family="text">
      <style:text-properties fo:font-style="italic" officeooo:rsid="00126278" style:font-style-asian="italic" style:font-style-complex="italic"/>
    </style:style>
    <style:style style:name="T6" style:family="text">
      <style:text-properties officeooo:rsid="0013962c"/>
    </style:style>
    <style:style style:name="T7" style:family="text">
      <style:text-properties officeooo:rsid="0014ba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Ο ήχος απο μικρές, σερνόμενες πατούσες ξύπνησε την Πενθεσίλεια απο έναν ανήσυχο, προβληματισμένο ύπνο. Γύρισε πλευρό στην άλλη μεριά του κρεβατιού και άνοιξε αργά τα μάτια τής; είδε τιν Ηράκλεια να κάθεται στέκεται δίπλα στο κρεβάτι, στο αχνό, μπλέ φώς των λωρίδων φωτισμού. Το πρόσωπο του παιδιού ήταν χλωμιασμένο, άσπρο και τεντωμένο απο φρίκη. Το στόμα τής μικρής ήταν μισάνοιχτο, σαν η κραυγή τής να ρουφήχτηκε στο σιωπηλό κενό.</text:p>
      <text:p text:style-name="P3">“Σώπασε τώρα, κόρη. Σώπασε και μην ανησυχείς. Είμαι εδώ τώρα,” ψιθύρισε η Πενθεσίλεια στο αυτί της θυγατέρας τής, τα μπράτσα της τυλιγμένα γύρω απτο μικρό κορίτσι σαν ζεστό κουκούλι.</text:p>
      <text:p text:style-name="P3">Ένιωσε την ρηχή ανάσα της Ηράκλειας και τα τρέμουλα στο ευθραυστό κορμί τής. Ανατριχίλες τρέξαν στην ράχη της.</text:p>
      <text:p text:style-name="P1"><text:span text:style-name="T4">Οι εφιάλτες δεν σταματούν ποτέ,</text:span><text:span text:style-name="T1"> σκέφτηκε.</text:span></text:p>
      <text:p text:style-name="P3">“Πού είναι ο πατέρας; Θέλω να τον δώ,” είπε η Ηράκλεια, καταπνίγωντας ένα αναφιλητό, με το ζόρι κρατώντας ένα ξέσπασμα απο δάκρυα. Έτριψε την μύτη τής που έτρεχε στο στήθος της μητέρας τής και την κοίταξε με μια αθωότητα που έλιωνε την καρδιά.</text:p>
      <text:p text:style-name="P3">“Είναι σε τροχιά αγάπη μου, το ξέρεις αυτό πιά. Έλα, ξάπλωσε δίπλα μου και τίποτα δε θα σε βλάψει, στο υπόσχομαι,” είπε η Πενθεσίλεια αλλά τα μάτια τής γίναν ξαφνικά απόμακρα. Κοίταγε ένα φυτό σε μια γλάστρα πίσω απτην πλάτη της κόρης τής. Είχε μεγάλα φύλλα που κρέμονταν, και μπουμπούκια σαν ρόζ κρέμα, δεν είχε άλλο σκοπό εκτός απο ομορφιά. Ήταν λαθραίο.</text:p>
      <text:p text:style-name="P1"><text:span text:style-name="T1">Μια σκέψη μπήκε στο μυαλό τής απρόσκλητη: </text:span><text:span text:style-name="T4">θα μπορούσε να είναι παγωμένος σαν ξύλο, να αιωρείται έξω απο μια μπουκαπόρτα. Τίποτα δε θα σ</text:span><text:span text:style-name="T5">ου κάνει κακό</text:span><text:span text:style-name="T4">, Ήρα.</text:span></text:p>
      <text:p text:style-name="P3">“Και ο πατέρας υποσχέθηκε,” είπε το παιδί, με μια φωνή απογοήτευσης που όλο και αδυνάτιζε.</text:p>
      <text:p text:style-name="P3">“Ο πατέρας σου σε αγαπάει πιο πολύ απο οτιδήποτε,” είπε η Πενθεσίλεια και κατάπιε σκληρά. Πρόσθεσε βιαστικά, και προσπάθησε ακόμα να χαμογελάσει για διαβεβαίωση:</text:p>
      <text:p text:style-name="P3">“Θα έρθει σύντομα, Ήρα.”</text:p>
      <text:p text:style-name="P3">Άκουσε την φάλτσα φωνή τής απο τα ίδια της τα αυτιά; το ψέμα τρύπησε την ψυχή τής σαν λεπίδα απο γυαλί που θρυμματίστηκε μέσα τής.</text:p>
      <text:p text:style-name="P3">Έκλεισε τα μάτια τής και άρπαξε την Ηράκλεια απο τους ώμους τής, σαν να προσπαθούσε να την βιδώσει στο πάτωμα:</text:p>
      <text:p text:style-name="P3">“Ο πατέρας σού κι εγώ σε αγαπάμε πιο πολύ κι απο τ'αστέρια στον νυχτερινό ουρανό, πιο πολύ κι απ'τον γαλαξία και το σύμπαν το ίδιο. Το καταλαβαίνεις αυτό, Ήρα; Θυμήσου το αυτό, πιο πολύ κι απ'τη ζωή, αγαπημένη.”</text:p>
      <text:p text:style-name="P3">Τι αξίζει η ζωή στ'αληθεια σ'αυτόν το ξεχασμένο βράχο, σκέφτηκε και φίλησε την κόρη τής στο μέτωπο, κι ένιωσε την κρύα γεύση του ξεραμένου ιδρώτα. Το παιδί την κοίταξε με ανυπομονησία, ο φόβος να σηκώνει το φρύδι τής:</text:p>
      <text:p text:style-name="P3">“Κι εγώ σ'αγαπώ μητέρα. Αλλά φοβάμαι.”</text:p>
      <text:p text:style-name="P3">“Δεν πειράζει, Ήρα. Όλοι φοβούνται. Είμαστε μόνο άνθρωποι,” είπε η Πενθεσίλεια με έναν μικρό αναστεναγμό και κοίταξε έξω απτο μικρό τους παράθυρο – τα φεγγάρια σβήνανε μακριά, ενώ μια τριάδα απο ήλιους άρχισε να ανεβαίνει θεαματικά, ο ορίζοντας ένα απόκοσμο ουράνιο τόξο απο χρυσωμένα χρώματα.</text:p>
      <text:p text:style-name="P3">“Τι εννοείς, μητέρα;” ρώτησε η Ηράκλεια μπερδεμένη, με τον φόβο της να υποχωρεί.</text:p>
      <text:p text:style-name="P3">“Τίποτα, αγάπη. Ελα εδώ τώρα. Ξάπλωσε στο κρεβάτι, κλείσε τα μάτια και σκέψου πως καβαλάς το πανί.”</text:p>
      <text:p text:style-name="P1"><text:span text:style-name="T4">Σκέψου πιο χαρούμενες εποχές</text:span><text:span text:style-name="T1">, σκέφτηκε και ένα τρέμουλο την κατέλαβε. </text:span><text:span text:style-name="T4">Για του παιδιού το καλό ή για το δικό μού;</text:span></text:p>
      <text:p text:style-name="P3">“Και ο πατέρας θάναι στο τιμόνι;” ρώτησε το μικρό κορίτσι καθώς ανέβηκε με θέρμη στο κρεβάτι, ένα ξέγνοιαστο χαμόγελο να σχηματίζεται στο στόμα τής.</text:p>
      <text:p text:style-name="P3">“Πάντοτε, αγάπη μου,” είπε η Πενθεσίλεια. Έσφιγε την κόρη τής στα χέρια τής σαν γερακίνα και ένα δάκρυ κύλισε στο μάγουλο τής.</text:p>
      <text:p text:style-name="P3">Κοίταξε μέσα απτο παραθύρι τής τον πλούσιο, κρυστάλλινο οριζοντα. Η χαραυγή πλησίαζε, είδε τον Υπερίωνα να λάμπει έντονα, να κινείται αργά κατα μήκος του ουρανού σαν ένα αστέρι με κάποιον σκοπό.</text:p>
      <text:p text:style-name="P4">Πως μπορεί ένα αστέρι να είναι τόσο σκληρόκαρδο;</text:p>
      <text:p text:style-name="P1"><text:span text:style-name="T1">Ένιωσε το ακούμπημα της Ηράκλειας; το παιδί πλησίασε πιο κοντα στην αγκαλιά τής. Μέσα σε </text:span><text:soft-page-break/><text:span text:style-name="T1">λίγες στιγμές, ένιωσε την ανάσα της να στεριώνει στον άνετο ρυθμό του ύπνου.</text:span></text:p>
      <text:p text:style-name="P4">Πώς μπορεί το παιδί μου να ζήσει σε αυτόν τον κόσμο;</text:p>
      <text:p text:style-name="P3">Η Πενθεσίλεια απομακρύνθηκε προσεχτικά απο την κόρη τής και ξεγλίστρησε απτο κρεβάτι. Έστησε τις γυμνές τής πατούσες στο πάτωμα και ένιωσε τη ζεστασιά του χώματος να ακτινοβολείται στα πόδια τής. Παλιότερα αγαπούσε αυτό το ζεστό αίσθημα της επαφής με την γή.</text:p>
      <text:p text:style-name="P1"><text:span text:style-name="T4">Μόνο που αυτή εδώ δεν είναι η Γή,</text:span><text:span text:style-name="T1"> υπενθύμισε στον εαυτό της σκεπτικά.</text:span></text:p>
      <text:p text:style-name="P3">Ήρθαν για τον Φίλετο όταν επιδιορθώναν το πανί. Είχε υποσχεθεί στην Ήρα ότι θα την πήγαινε άλλη μια φορά βόλτα στα πεδία. ' Για να μάθει να βλέπει την ομορφιά εκεί που δεν φαίνεται να υπάρχει καθόλου,” είχε πεί μ'ένα τρυφερό χαμόγελο.</text:p>
      <text:p text:style-name="P6">Είχαν όλες τις σφραγίδες και τα σύμβολα πάνω στους νόμους, απήγγειλαν μια μακρόσυρτη λίστα με κατηγόριες που πονούσαν: διασπορά φημών, υποκίνηση υποψιών στις καρδιές των πολιτών, δημαγωγία, κατάχρηση του καταστατικού του κράτους, διασπορά ψευδών στοιχείων. “Ο παιδαγωγός που έγινε δημαγωγός,” είπε ένας απο δαύτους με μια εμετική, κορεοιδευτική περηφάνεια.</text:p>
      <text:p text:style-name="P5">Και τα δικά τούς τα εγκλήματα; Προδότες της ανθρωπότητας, μέχρι τον τελευταίο.</text:p>
      <text:p text:style-name="P6">Περπάτησε πρός το παράθυρο και παρακολούθησε τον Υπερίωνα καθώς πετούσε πιο πέρα απτον ορίζοντα,, προς την ανατολή. Κοίταγε αυτό το διαστημόπλοιο που λαμπύριζε σαν αστέρι να περνάει πάνω απτον Πύργο, με τα πολλά φώτα των πομπών, τις υπερκατασκευές και τα μεταλλικά στηρίγματα να σπιλώνουν την κατα τα άλλα τέλεια συμμετρία του και τα χαρακτηριστικά τού.</text:p>
      <text:p text:style-name="P5">Στραφήκαμε πρός τα άστρα με όλη την αθωότητα των παιδιών. Πως μπορούσαμε να ξέρουμε;</text:p>
      <text:p text:style-name="P6">Ο πύργος ανέβαινε έξοχα προς τον πρωινό ουρανό, σαν γυαλιστερή κεφαλή βέλους απο οψιδιανό στο μέγεθος ενός βουνού, τόσο ψηλή που έξυνε τα σύννεφα που τολμούσαν αρκετά. Αντανακλούσε το φώς με μια κοφτερή λάμψη, όπως άλλωστε κάθε είδος ενέργειας και ακτινοβολίας – ήταν άσπιλος, μυστηριώδης και εξωγήινος στην προέλευση.</text:p>
      <text:p text:style-name="P5">Άδειος. Κενός. Άχρηστος. Έτσι λέγανε.</text:p>
      <text:p text:style-name="P6">Ο Φίλετος της είχε πεί ότι του θύμιζε ένα ψηλό, μεγαλοπρεπές κτίριο πίσω στη Γή; έναν πύργο όπου οι άνθρωποι μαζεύονταν απλά για να απολαύσουν την θέα. “Θα μπορούσε κάλλιστα να ήταν απλά κάτι τέτοιο,” είπε και την φίλησε όταν δε το περίμενε καθόλου. Ακούμπησε το μάγουλο της ενστικτωδώς, σαν να περίμενε άδικα για ένα ζεστό, τρυφερό χέρι να αγκαλιάσει το δικό τής.</text:p>
      <text:p text:style-name="P6">Ο Πύργος: εκεί που οι απόκληροι, οι ξεκομμένοι, οι παράνομοι και οι άτυχοι δένονται στα μηχανήματα.</text:p>
      <text:p text:style-name="P5">Για να επανεκπαιδευτούν. Για να τους διδάξουν. Για να μάθουν να συμμορφώνονται. Για να γίνουν παραγωγικά μέλη της κοινωνίας.</text:p>
      <text:p text:style-name="P6">“Για να μην ξαναειδωθούν ποτέ,” είπε με ένα ψίθυρο, όπως της το είπε πρώτος ο Φίλετος. Η οδυνηρή μνήμη πάγωσε το πρόσωπο τής σε ένα λυπημένο, πικρό χαμόγελο.</text:p>
      <text:p text:style-name="P5">Δε θα με φιλήσει ποτέ ξανά, το ξέρω.</text:p>
      <text:p text:style-name="P6">Η Ηράκλεια στριφογύρισε στο κρεβάτι, ανήσυχη κάπως. Οι εφιάλτες έρχονταν ξανά; μίλησε στον ύπνο τής, η φωνή τής ρηχή και σπασμένη:</text:p>
      <text:p text:style-name="P2"><text:span text:style-name="T2">“</text:span><text:span text:style-name="T3">Διάλεξε πατέρα... Πρέπει να διαλέξεις...</text:span><text:span text:style-name="T2">”</text:span></text:p>
      <text:p text:style-name="P6"/>
      <text:p text:style-name="P7">Υπερίων (TDS-1), σε χαμηλή τροχιά γύρω απο τον HD 85512b</text:p>
      <text:p text:style-name="P7"/>
      <text:p text:style-name="P8">“<text:span text:style-name="T6">Λένε ότι μιλάς αιρετικά, Φίλετε.”</text:span></text:p>
      <text:p text:style-name="P8"><text:span text:style-name="T6">“Απλά λέω αυτό που σκέφτομαι, αυτό είν'όλο.”</text:span></text:p>
      <text:p text:style-name="P8"><text:span text:style-name="T6">“Λένε ότι η γλώσσα σου είναι όσο επικίνδυνο είναι ένα όπλο ή ένα σπαθί.”</text:span></text:p>
      <text:p text:style-name="P8"><text:span text:style-name="T6">“Είπαν για ποιόν είναι επικίνδυνο;”</text:span></text:p>
      <text:p text:style-name="P9"><text:span text:style-name="T6">Ο φρουρός, ένας γεροδεμένος, γκριζομάλλης άντρας, χασκογέλασε και τράβηξε την καρέκλα του κοντύτερα στο μικρό κελί του κρατητηρίου. Φορούσε απλές γκρίζες φόρμες, ένα χρηστικό ρούχο. Χωρίς έμβλημα, χωρίς σημάδια ή άλλα είδη διακόσμησης. Κοίταξε το περιβάλλον τούς στιγμιαία, σαν να έστεκε εκεί για πρώτη φορά. Έριξε μερικές ματιές στους διάφορους οπτικούς αισθητήρες που βρίσκονταν παντού στο κρατητήριο, σαν να εξασφάλιζε ότι κάποιος τον παρακολουθούσε.</text:span></text:p>
      <text:p text:style-name="P9"><text:span text:style-name="T6">Το κλινικά λευκό, κρύο φινίρισμα σε κάθε επιφάνεια αποτύγχανε στο να ενθυμίζει μπουντρούμια, </text:span><text:soft-page-break/><text:span text:style-name="T6">αλυσίδες και βασανιστήρια – παρ'όλα αυτά, οι μεταλλικές μπάρες των αρχαίων χρόνων είχαν δώσει τη θέση τούς σε ένα με το ζόρι ορατό, λεπτό σαν τρίχα φράγμα κινητικής ενέργειας, σχεδόν στο χρώμα του ουρανού.</text:span></text:p>
      <text:p text:style-name="P9"><text:span text:style-name="T6">Ο φρουρός κοίταξε τον Φίλετο δειερευνητικά πρίν γείρει το κεφάλι του στο πλάι, σαν να προσπαθούσε να δεί πέρα απο κάποιου είδους μάσκα. Η φανταχτερή πορφυρή στολή του κρατούμενου που φόραγε ο Φίλετος ξεχώριζε εντυπωσιακά, άν και ήταν κατα τα άλλα εξ'ίσου μονότονη με την στολή του φρουρού. Δεν ήταν η στολή που είχε τραβήξει την προσοχή του φρορού.</text:span></text:p>
      <text:p text:style-name="P9"><text:span text:style-name="T6">“Με ενδιαφέρεις πολύ, Παιδαγωγε. Είσαι περίεργος άνθρωπος.”</text:span></text:p>
      <text:p text:style-name="P9"><text:span text:style-name="T6">“Και σύ είσαι ρωτάς περίεργα πράγματα για απλός φρουρός, θα το παραδεχτώ.”</text:span></text:p>
      <text:p text:style-name="P9"><text:span text:style-name="T6">“Αρχιφύλακας,” τον διόρθωσε ο άντρας, σηκώνοντας ένα δάχτυλο και χαμογελώντας έντονα αλλά περιπαιχτικά.</text:span></text:p>
      <text:p text:style-name="P9"><text:span text:style-name="T6">“Αρχιφύλακας; Διόρθωσε με αν κάνω λάθος, αλλά δεν υπάρχουν φρουροί σε αυτό το μέρος εκτός απο σένα. Νιώθεις μήπως ότι ανεβαίνεις κοινωνικά;”</text:span></text:p>
      <text:p text:style-name="P9"><text:span text:style-name="T6">“Τι κι αν το κάνω; Ο καθένας μπορεί μόνο να ελπίζει για το καλύτερο.”</text:span></text:p>
      <text:p text:style-name="P9"><text:span text:style-name="T6">“Η ελπίδα ήταν και το δικό μου έγκλημα,” είπε ο Φίλετος και έριξε μια κενή ματιά πέρα απο τον φρουρό σε ένα άδειο κελί απο πίσω τού. Ο φρουρός αναστέναξε και ίσιωσε την πλάτη τού.</text:span></text:p>
      <text:p text:style-name="P9"><text:span text:style-name="T6">“Απλά διασκεδάζω την ώρα μου, Παιδαγωγέ. Φύλαξε τα λόγια σού για το Δικαστήριο.”</text:span></text:p>
      <text:p text:style-name="P9"><text:span text:style-name="T6">“Μου φαίνεται περίεργο που δεν έχουν ακόμα φιμώσει το στόμα μού.”</text:span></text:p>
      <text:p text:style-name="P9"><text:span text:style-name="T6">“Πές ότι θές, τώρα που δεν είσαι επικίνδυνος για τα παιδιά.”</text:span></text:p>
      <text:p text:style-name="P9"><text:span text:style-name="T6">Ο φρουρός δεν παρέλειψε να δείξει την περιφρόνηση τού. Κοίταξε τον Φίλετο σαν η μορφή τού να ήταν αποκρουστική, το στόμα τού η πηγή της πανούκλας. Ο Φίλετος τον αντίκρυσε στα ίσια, πρίν ρωτήσει τον φρουρό ειλικρινά:</text:span></text:p>
      <text:p text:style-name="P9"><text:span text:style-name="T6">“Εφόσον δεν είμαι επικίνδυνος για σένα, θα ακούσεις αυτά που έχω να πώ τότε;”</text:span></text:p>
      <text:p text:style-name="P9"><text:span text:style-name="T6">Ο φρούρος το σκέφτηκε για λίγο – έξυσε το πηγούνι τού και έμοιαζε σκεφτικός για λίγες στιγμές.</text:span></text:p>
      <text:p text:style-name="P9"><text:span text:style-name="T6">“Έχω ακούσει παλιότερα τρελούς και αιρετικούς να φιλοσοφούν το τέλος του κόσμου και την πτώση του στερεώματος. Καμιά φορά ανατρέχω σε κάποια απο τα πράματα που λένε οι άνθρωποι όταν πρόκειται να πεθάνουν – τα πιο πολλά είναι τόσο τρελά που μου φέρνουν ένα χαμόγελο στο πρόσωπο. Αλλά, όπως μπορείς να δείς, είναι μια κατα τα άλλα αδειανή δουλειά,” είπε με ένα αναστεναγμό, δείχνοντας τους άδειους, άμορφους τοίχους με έναν κάπως </text:span><text:span text:style-name="T7">ντροπαλό τρόπο.</text:span></text:p>
      <text:p text:style-name="P9"><text:span text:style-name="T7">“Επέτρεψε μου τότε.”</text:span></text:p>
      <text:p text:style-name="P10"><text:span text:style-name="T7">Ο φρούρος σήκωσε τους ώμους τού, έγνεψε και έκατσε στην αιωρούμενη καρέκλα του γραφείου τού. Απο απέναντι, στο τέλος του διαδρόμου, ένας άντρας σε ένα άλλο κελί φώναζε υστερικά:</text:span></text:p>
      <text:p text:style-name="P10"><text:span text:style-name="T7">“Είναι δαίμονας! Αυτός κι άν είναι εξωγηίνος!”</text:span></text:p>
      <text:p text:style-name="P10"><text:span text:style-name="T7">“Άν αυτό είναι αλήθεια, τότε δεν έχουμε άλλη δουλειά εδώ, έτσι δεν είναι;” είπε ο φρουρός με παιχνιδιάρικη φωνή.</text:span></text:p>
      <text:p text:style-name="P10"><text:span text:style-name="T7">“Θα σου βράσει το μυαλό με τα λόγια τού! Τό'χω δει, κι αν τό'χω!”</text:span></text:p>
      <text:p text:style-name="P10"><text:span text:style-name="T7">“Μαζί με τους μεταλλωρύχους που έστειλες στο κενό του διαστήματος, στα σίγουρα. Άστο, Βαραββά,” είπε ο φρουρός και ανέβασε ένα διακόπτη στο πάνελ του γραφείου τού – κανένας άλλος ήχος δεν ερχόταν πλέον απτο κελί του Βαραββά. Φώναξε και ούρλιαξε και άρχισε να χτυπιέται στους τοίχους του κελιού μέχρι που κατάλαβε ότι ήταν μάταιη η προσπάθεια – κανείς δεν του έδινε σημασία. Ξαναέκατσε κάτω και συνέχισε να μουρμουράει στον εαυτό το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eios Kalampakas</meta:initial-creator>
    <meta:creation-date>2013-11-23T11:14:05</meta:creation-date>
    <dc:date>2013-11-25T19:09:21</dc:date>
    <dc:creator>Vasileios Kalampakas</dc:creator>
    <meta:editing-duration>PT3M44S</meta:editing-duration>
    <meta:editing-cycles>2</meta:editing-cycles>
    <meta:generator>LibreOffice/4.0.0.3$Linux_x86 LibreOffice_project/7545bee9c2a0782548772a21bc84a9dcc583b89</meta:generator>
    <meta:document-statistic meta:table-count="0" meta:image-count="0" meta:object-count="0" meta:page-count="3" meta:paragraph-count="68" meta:word-count="1709" meta:character-count="10406" meta:non-whitespace-character-count="8758"/>
  </office:meta>
</office:document-meta>
</file>